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Verdana" svg:font-family="Verdana, Arial, Helvetica, sans-serif"/>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Standard">
      <style:paragraph-properties fo:margin-left="2.986cm" fo:margin-right="0cm" fo:text-indent="0cm" style:auto-text-indent="false"/>
    </style:style>
    <style:style style:name="P14" style:family="paragraph" style:parent-style-name="Code">
      <style:paragraph-properties fo:margin-left="2.999cm" fo:margin-right="0cm" fo:text-indent="0cm" style:auto-text-indent="false"/>
    </style:style>
    <style:style style:name="P15" style:family="paragraph" style:parent-style-name="Code">
      <style:text-properties style:font-name="Optima1" fo:font-size="10pt" style:font-size-asian="10pt" style:font-size-complex="10pt"/>
    </style:style>
    <style:style style:name="P16" style:family="paragraph" style:parent-style-name="Code">
      <style:text-properties style:font-name="Monaco1" fo:font-size="9pt" style:font-size-asian="9pt" style:font-size-complex="9pt"/>
    </style:style>
    <style:style style:name="P17" style:family="paragraph" style:parent-style-name="Code">
      <style:paragraph-properties fo:break-before="page"/>
      <style:text-properties style:font-name="Optima1" fo:font-size="10pt" style:font-size-asian="10pt" style:font-size-complex="10pt"/>
    </style:style>
    <style:style style:name="P18" style:family="paragraph" style:parent-style-name="Text_20_body">
      <style:paragraph-properties fo:text-align="center" style:justify-single-word="false"/>
    </style:style>
    <style:style style:name="P19" style:family="paragraph" style:parent-style-name="List">
      <style:paragraph-properties fo:margin-left="2.341cm" fo:margin-right="0cm" fo:text-indent="0cm" style:auto-text-indent="false"/>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Contents_20_2">
      <style:paragraph-properties>
        <style:tab-stops>
          <style:tab-stop style:position="0cm"/>
        </style:tab-stops>
      </style:paragraph-properties>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5" style:family="paragraph" style:parent-style-name="Heading_20_2">
      <style:paragraph-properties fo:break-before="page"/>
    </style:style>
    <style:style style:name="P26" style:family="paragraph" style:parent-style-name="Heading_20_TOC" style:master-page-name="Index">
      <style:paragraph-properties style:page-number="1"/>
    </style:style>
    <style:style style:name="P27" style:family="paragraph" style:parent-style-name="Standard" style:master-page-name="Index">
      <style:paragraph-properties style:page-number="auto"/>
    </style:style>
    <style:style style:name="P28" style:family="paragraph" style:parent-style-name="Standard" style:list-style-name="L1">
      <style:text-properties fo:background-color="transparent"/>
    </style:style>
    <style:style style:name="P29" style:family="paragraph" style:parent-style-name="Standard" style:list-style-name="L2"/>
    <style:style style:name="P30"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1bec"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font-name="Monaco1" fo:font-size="9p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font-name="Monaco1" fo:font-size="9pt" fo:font-style="normal" officeooo:rsid="001d1bec" style:font-size-asian="9pt" style:font-style-asian="normal" style:font-size-complex="9pt" style:font-style-complex="normal"/>
    </style:style>
    <style:style style:name="T10" style:family="text">
      <style:text-properties style:text-underline-style="none"/>
    </style:style>
    <style:style style:name="T11" style:family="text">
      <style:text-properties style:text-underline-style="none" fo:background-color="transparent"/>
    </style:style>
    <style:style style:name="T12" style:family="text">
      <style:text-properties style:font-name="Optima1"/>
    </style:style>
    <style:style style:name="T13" style:family="text">
      <style:text-properties style:font-name="Optima1" fo:font-size="10pt" style:text-underline-style="none" style:font-size-asian="10pt" style:font-size-complex="10pt"/>
    </style:style>
    <style:style style:name="T14" style:family="text">
      <style:text-properties style:font-name="Optima1" fo:font-size="10pt" style:text-underline-style="none" fo:background-color="transparent" style:font-size-asian="10pt" style:font-size-complex="10pt"/>
    </style:style>
    <style:style style:name="T15" style:family="text">
      <style:text-properties style:font-name="Optima1" fo:font-size="10pt" style:font-size-asian="10pt" style:font-size-complex="10pt"/>
    </style:style>
    <style:style style:name="T16" style:family="text">
      <style:text-properties style:font-name="Optima1" fo:font-size="10pt" fo:font-style="normal" style:font-size-asian="10pt" style:font-style-asian="normal" style:font-size-complex="10pt" style:font-style-complex="normal"/>
    </style:style>
    <style:style style:name="T17" style:family="text">
      <style:text-properties style:font-name="monaco" fo:font-size="9pt" style:font-size-asian="9pt" style:font-size-complex="9pt"/>
    </style:style>
    <style:style style:name="T18" style:family="text">
      <style:text-properties fo:background-color="transparent"/>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4">Version 2.1.1</text:p>
      <text:p text:style-name="P9">Native Microsoft Outlook Configuration Guide</text:p>
      <text:p text:style-name="P3"/>
      <text:p text:style-name="P27">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1.1 – November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6">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0">Chapter 1<text:tab/><text:a xlink:type="simple" xlink:href="#__RefHeading__6342_1244406482" text:style-name="Internet_20_link" text:visited-style-name="Internet_20_link">About this Guide <text:s text:c="2"/><text:tab/>2</text:a></text:p>
          <text:p text:style-name="P20">Chapter 2<text:tab/><text:a xlink:type="simple" xlink:href="#__RefHeading__6344_1244406482" text:style-name="Internet_20_link" text:visited-style-name="Internet_20_link">Introduction <text:s text:c="2"/><text:tab/>3</text:a></text:p>
          <text:p text:style-name="P20">Chapter 3<text:tab/><text:a xlink:type="simple" xlink:href="#__RefHeading__6346_1244406482" text:style-name="Internet_20_link" text:visited-style-name="Internet_20_link">Architecture <text:s text:c="2"/><text:tab/>4</text:a></text:p>
          <text:p text:style-name="P20">Chapter 4<text:tab/><text:a xlink:type="simple" xlink:href="#__RefHeading__6348_1244406482" text:style-name="Internet_20_link" text:visited-style-name="Internet_20_link">Requirements <text:s text:c="3"/><text:tab/>5</text:a></text:p>
          <text:p text:style-name="P21"><text:a xlink:type="simple" xlink:href="#__RefHeading__6468_1244406482" text:style-name="Internet_20_link" text:visited-style-name="Internet_20_link">LDAP Server <text:s text:c="2"/><text:tab/>5</text:a></text:p>
          <text:p text:style-name="P21"><text:a xlink:type="simple" xlink:href="#__RefHeading__6470_1244406482" text:style-name="Internet_20_link" text:visited-style-name="Internet_20_link">Microsoft Active Directory <text:s text:c="2"/><text:tab/>5</text:a></text:p>
          <text:p text:style-name="P21"><text:a xlink:type="simple" xlink:href="#__RefHeading__6472_1244406482" text:style-name="Internet_20_link" text:visited-style-name="Internet_20_link">Other or No Solution <text:s text:c="2"/><text:tab/>6</text:a></text:p>
          <text:p text:style-name="P21"><text:a xlink:type="simple" xlink:href="#__RefHeading__6474_1244406482" text:style-name="Internet_20_link" text:visited-style-name="Internet_20_link">IMAP Server and Trust <text:s text:c="2"/><text:tab/>7</text:a></text:p>
          <text:p text:style-name="P20">Chapter 5<text:tab/><text:a xlink:type="simple" xlink:href="#__RefHeading__6350_1244406482" text:style-name="Internet_20_link" text:visited-style-name="Internet_20_link">Installation <text:s text:c="2"/><text:tab/>8</text:a></text:p>
          <text:p text:style-name="P21"><text:a xlink:type="simple" xlink:href="#__RefHeading__6476_1244406482" text:style-name="Internet_20_link" text:visited-style-name="Internet_20_link">Red Hat Enterprise Linux v5 and v6 <text:s text:c="2"/><text:tab/>8</text:a></text:p>
          <text:p text:style-name="P21"><text:a xlink:type="simple" xlink:href="#__RefHeading__6478_1244406482" text:style-name="Internet_20_link" text:visited-style-name="Internet_20_link">Debian 6.0 (“Squeeze”) and Ubuntu 12.04 (“Precise Pangolin”) <text:s text:c="2"/><text:tab/>9</text:a></text:p>
          <text:p text:style-name="P20">Chapter 6<text:tab/><text:a xlink:type="simple" xlink:href="#__RefHeading__6352_1244406482" text:style-name="Internet_20_link" text:visited-style-name="Internet_20_link">Configuration <text:s text:c="2"/><text:tab/>10</text:a></text:p>
          <text:p text:style-name="P21"><text:a xlink:type="simple" xlink:href="#__RefHeading__6480_1244406482" text:style-name="Internet_20_link" text:visited-style-name="Internet_20_link">SOGo Configuration <text:s text:c="2"/><text:tab/>10</text:a></text:p>
          <text:p text:style-name="P21"><text:a xlink:type="simple" xlink:href="#__RefHeading__6482_1244406482" text:style-name="Internet_20_link" text:visited-style-name="Internet_20_link">Samba 4 Configuration <text:s text:c="2"/><text:tab/>10</text:a></text:p>
          <text:p text:style-name="P21"><text:a xlink:type="simple" xlink:href="#__RefHeading__6484_1244406482" text:style-name="Internet_20_link" text:visited-style-name="Internet_20_link">OpenChange Configuration <text:s text:c="2"/><text:tab/>12</text:a></text:p>
          <text:p text:style-name="P21"><text:a xlink:type="simple" xlink:href="#__RefHeading__6486_1244406482" text:style-name="Internet_20_link" text:visited-style-name="Internet_20_link">Apache Configuration for Web Services <text:s text:c="2"/><text:tab/>13</text:a></text:p>
          <text:p text:style-name="P21"><text:a xlink:type="simple" xlink:href="#__RefHeading__6488_1244406482" text:style-name="Internet_20_link" text:visited-style-name="Internet_20_link">Name Service Configuration for Web Services <text:s text:c="2"/><text:tab/>14</text:a></text:p>
          <text:p text:style-name="P20">Chapter 7<text:tab/><text:a xlink:type="simple" xlink:href="#__RefHeading__6354_1244406482" text:style-name="Internet_20_link" text:visited-style-name="Internet_20_link">Adding Users <text:s text:c="2"/><text:tab/>15</text:a></text:p>
          <text:p text:style-name="P20">Chapter 8<text:tab/><text:a xlink:type="simple" xlink:href="#__RefHeading__6356_1244406482" text:style-name="Internet_20_link" text:visited-style-name="Internet_20_link">Microsoft Outlook 2003, 2007 and 2010 Configuration <text:s text:c="2"/><text:tab/>16</text:a></text:p>
          <text:p text:style-name="P20">Chapter 9<text:tab/><text:a xlink:type="simple" xlink:href="#__RefHeading__6358_1244406482" text:style-name="Internet_20_link" text:visited-style-name="Internet_20_link">Known Issues or Limitations <text:s text:c="2"/><text:tab/>17</text:a></text:p>
          <text:p text:style-name="P21"><text:a xlink:type="simple" xlink:href="#__RefHeading__6490_1244406482" text:style-name="Internet_20_link" text:visited-style-name="Internet_20_link">Current Limitations <text:s text:c="2"/><text:tab/>17</text:a></text:p>
          <text:p text:style-name="P20">Chapter 10<text:tab/><text:a xlink:type="simple" xlink:href="#__RefHeading__6360_1244406482" text:style-name="Internet_20_link" text:visited-style-name="Internet_20_link">Additional Information <text:s text:c="2"/><text:tab/>19</text:a></text:p>
          <text:p text:style-name="P20">Chapter 11<text:tab/><text:a xlink:type="simple" xlink:href="#__RefHeading__6362_1244406482" text:style-name="Internet_20_link" text:visited-style-name="Internet_20_link">Commercial Support and Contact Information <text:s text:c="2"/><text:tab/>20</text:a></text:p>
        </text:index-body>
      </text:table-of-content>
      <text:h text:style-name="P22"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9">on version 2.1.1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3"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8"><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7">SOGoUserSources</text:span>.</text:p>
      <text:h text:style-name="P25"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3"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6">yum clean all &amp;&amp; yum makecache</text:p>
      <text:p text:style-name="Code"><text:span text:style-name="T7">yum install samba4</text:span> \</text:p>
      <text:p text:style-name="Code"><text:span text:style-name="T7"><text:s text:c="12"/></text:span><text:span text:style-name="T7">openchange</text:span> \</text:p>
      <text:p text:style-name="P16"><text:s text:c="12"/>sogo-openchange-backend \</text:p>
      <text:p text:style-name="Code"><text:span text:style-name="T7"><text:s text:c="12"/></text:span><text:span text:style-name="T7">openchange-ocsmanager </text:span><text:span text:style-name="T7">\</text:span></text:p>
      <text:p text:style-name="Code"><text:span text:style-name="T7"><text:s text:c="12"/></text:span><text:span text:style-name="T7">openchange-rpcproxy</text:span></text:p>
      <text:p text:style-name="P16"/>
      <text:p text:style-name="Standard">Once the packages are installed, refer to the <text:span text:style-name="T2">Configuration</text:span> chapter from this guide.</text:p>
      <text:h text:style-name="P25"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7">/etc/apt/sources.list.d/backports.list</text:span><text:span text:style-name="T15">:</text:span></text:p>
      <text:p text:style-name="P16">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7">apt-get install openchangeserve</text:span><text:span text:style-name="T7">r \</text:span></text:p>
      <text:p text:style-name="P16"><text:s text:c="16"/>sogo-openchange \</text:p>
      <text:p text:style-name="Code"><text:span text:style-name="T7"><text:s text:c="16"/></text:span><text:span text:style-name="T7">openchangeproxy</text:span> \</text:p>
      <text:p text:style-name="Code"><text:span text:style-name="T17"><text:s text:c="16"/></text:span><text:span text:style-name="T17">openchange-ocsmanager</text:span> \</text:p>
      <text:p text:style-name="Code"><text:span text:style-name="T7"><text:s text:c="16"/></text:span><text:span text:style-name="T7">openchange-rpcproxy</text:span></text:p>
      <text:p text:style-name="P16"/>
      <text:p text:style-name="Standard">Once the packages are installed, refer to the <text:span text:style-name="T2">Configuration</text:span> chapter from this guide.</text:p>
      <text:h text:style-name="P23"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0">the </text:span><text:span text:style-name="Emphasis"><text:span text:style-name="T10">SOGo Installation and Configuration </text:span></text:span><text:span text:style-name="Emphasis"><text:span text:style-name="T10">G</text:span></text:span><text:span text:style-name="Emphasis"><text:span text:style-name="T10">uide</text:span></text:span><text:span text:style-name="T10">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5">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2">(</text:span><text:span text:style-name="Code_20__28_inline_29_">/etc/samba/smb.conf </text:span><text:span text:style-name="T12">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5"><text:soft-page-break/></text:p>
      <text:p text:style-name="P17">Your Samba 4 configuration file should look like this:</text:p>
      <text:p text:style-name="P15"/>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7">ERROR: no subClassOf 'serviceAdministrationPoint' for 'rRASAdministrationConnectionPoint'</text:span>” message when running the <text:soft-page-break/><text:span text:style-name="T7">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4"><text:bookmark text:name="line-14-3"/><text:s text:c="8"/>* Events Root <text:s text:c="29"/>0x0900000000000001</text:p>
      <text:p text:style-name="P14"/>
      <text:p text:style-name="P14"/>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8">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5025788277821084737" text:style-name="L1">
        <text:list-item>
          <text:p text:style-name="P28"><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8"><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7">.</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5"> (or </text:span></text:span><text:span text:style-name="Code_20__28_inline_29_">python26-mod_wsgi.conf</text:span><text:span text:style-name="Code_20__28_inline_29_"><text:span text:style-name="T15">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8">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2566245561921095191" text:style-name="L2">
        <text:list-item>
          <text:p text:style-name="P29">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9">The second option is to add a <text:span text:style-name="Code_20__28_inline_29_">SRV</text:span> entry to your DNS configuration where the “_service” value would be “Autodiscover” and the “_protocol” would be “_tcp”.<text:line-break/>For example:<text:line-break/><text:span text:style-name="T7">_autodiscover._tcp.example.com. IN <text:s/>SRV 0 0 443 sogo.example.com.</text:span></text:p>
        </text:list-item>
      </text:list>
      <text:p text:style-name="P6">Again, the autodiscovery service must be accessible over HTTPS.</text:p>
      <text:h text:style-name="P23"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0">If you don't have a trust between your IMAP server and SOGo, you must at this point set the cleartext password of the newly created user in </text:span><text:span text:style-name="Code_20__28_inline_29_"><text:span text:style-name="T10">/var/lib/samba4/private/mapistore/&lt;username/password</text:span></text:span><text:span text:style-name="T10"> (or </text:span><text:span text:style-name="Code_20__28_inline_29_"><text:span text:style-name="T10">/var/lib/samba/private/mapistore/&lt;username/password</text:span></text:span><text:span text:style-name="T13"> on Debian-based distributions).</text:span></text:p>
      <text:p text:style-name="Standard"><text:span text:style-name="T14">This per-us</text:span><text:span text:style-name="T11">er file contains the cleartext password of the user as a UTF-8 string, on a single line. This password will be used to authenticate SOGo/OpenChange storage provider to your IMAP server.</text:span></text:p>
      <text:h text:style-name="P23" text:outline-level="1"><text:bookmark-start text:name="__RefHeading__6356_1244406482"/>Microsoft Outlook 2003, 2007 and 2010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7">autodiscover.example.com</text:span></text:p>
      <text:p text:style-name="Code"/>
      <text:p text:style-name="P13">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6"> and ignore the warning, if any, about Exchange being offline by clicking on </text:span><text:span text:style-name="Emphasis"><text:span text:style-name="T10">Cancel</text:span></text:span></text:p>
      <text:p text:style-name="List"><text:span text:style-name="T2">❏<text:tab/></text:span><text:span text:style-name="T6">From the </text:span><text:span text:style-name="Emphasis"><text:span text:style-name="T10">Security</text:span></text:span><text:span text:style-name="T6"> tab, enable </text:span><text:span text:style-name="Emphasis"><text:span text:style-name="T10">Always prompt for user name and password</text:span></text:span></text:p>
      <text:p text:style-name="List"><text:span text:style-name="Emphasis"><text:span text:style-name="T3">❏<text:tab/></text:span></text:span><text:span text:style-name="Emphasis"><text:span text:style-name="T6">From the </text:span></text:span><text:span text:style-name="Emphasis"><text:span text:style-name="T3">Connection</text:span></text:span><text:span text:style-name="Emphasis"><text:span text:style-name="T6"> tab, enable “</text:span></text:span><text:span text:style-name="Emphasis"><text:span text:style-name="T3">Outlook Anywhere</text:span></text:span><text:span text:style-name="Emphasis"><text:span text:style-name="T6">” if you plan to use Outlook outside of your LAN. Moreover, click on the </text:span></text:span><text:span text:style-name="Emphasis"><text:span text:style-name="T3">Exchange Proxy Settings...</text:span></text:span><text:span text:style-name="Emphasis"><text:span text:style-name="T6"> button to enable it for slow and fast networks. Specify also the host, which should be the same value you specified in the </text:span></text:span><text:span text:style-name="Emphasis"><text:span text:style-name="T10">Microsoft Exchange Server</text:span></text:span><text:span text:style-name="Emphasis"><text:span text:style-name="T6"> field</text:span></text:span></text:p>
      <text:p text:style-name="List"><text:span text:style-name="T3">❏<text:tab/></text:span><text:span text:style-name="T6">Finally, click on </text:span><text:span text:style-name="Emphasis"><text:span text:style-name="T10">Check Name</text:span></text:span><text:span text:style-name="T6">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0" text:outline-level="1"/>
      <text:h text:style-name="P23"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8">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9">openchange_user_cleanup</text:span><text:span text:style-name="T4"> script distributed with </text:span><text:span text:style-name="T5">SOGo</text:span><text:span text:style-name="T4">.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text:span><text:span text:style-name="T9">user_cleanup</text:span><text:span text:style-name="T8"> username<text:line-break/></text:span><text:span text:style-name="T16">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19"/>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3"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Verdana" svg:font-family="Verdana, Arial, Helvetica, sans-serif"/>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chapter text:display="name" text:outline-level="1">Commercial Support and Contact Information</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570</meta:editing-cycles>
    <meta:editing-duration>P3DT21H47M51S</meta:editing-duration>
    <dc:date>2014-02-04T09:02:42</dc:date>
    <meta:document-statistic meta:table-count="0" meta:image-count="3" meta:object-count="0" meta:page-count="22" meta:paragraph-count="320" meta:word-count="3611" meta:character-count="24962" meta:non-whitespace-character-count="21037"/>
    <meta:user-defined meta:name="Info 1"/>
    <meta:user-defined meta:name="Info 2"/>
    <meta:user-defined meta:name="Info 3"/>
    <meta:user-defined meta:name="Info 4"/>
  </office:meta>
</office:document-meta>
</file>